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DNA_5f_-title">
      <style:graphic-properties fo:min-height="2.6cm" loext:decorative="false"/>
      <style:paragraph-properties style:writing-mode="lr-tb"/>
    </style:style>
    <style:style style:name="pr7" style:family="presentation" style:parent-style-name="DNA_5f_-outline1">
      <style:graphic-properties fo:min-height="9.135cm" loext:decorative="false"/>
      <style:paragraph-properties style:writing-mode="lr-tb"/>
    </style:style>
    <style:style style:name="pr8" style:family="presentation" style:parent-style-name="DNA_5f_-notes">
      <style:graphic-properties draw:fill-color="#ffffff" draw:auto-grow-height="false" fo:min-height="14cm" loext:decorative="false"/>
      <style:paragraph-properties style:writing-mode="lr-tb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.374cm" fo:text-align="justify" fo:text-indent="0cm"/>
    </style:style>
    <style:style style:name="P7" style:family="paragraph">
      <style:paragraph-properties fo:text-align="justify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ulut Bilişim ama nasıl ?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<text:span text:style-name="T1">Bu sunum Bulut Bilişim’e başlamak isteyenler içindir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4">Bulut için Öğrenilmesi gerekenler neler ?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ulut nedir ? Tarihi nedir ? İlk Bilgisayarlardan bu yana bilgisayar sektörü nasıl gelişmektedir ?</text:p>
              </text:list-item>
              <text:list-item>
                <text:p>Ağ ve İnternet icadı ABD ve diğer ülkeler </text:p>
              </text:list-item>
              <text:list-item>
                <text:p>Sovyet Rusya’nın batan internet projesi</text:p>
              </text:list-item>
              <text:list-item>
                <text:p>Süper Bilgisayarlar ve ekonomideki yeri ve ülkelerin rekabet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ulut için açıklık ve pazar rekabeti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Açık Kaynak buluta can verirken neler öğrenebiliriz ?</text:p>
              </text:list-item>
              <text:list-item>
                <text:p>Ölçeklenebilirlik sorunu hakkın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ulut için programcılık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Go dilinin popülerliği</text:p>
              </text:list-item>
              <text:list-item>
                <text:p>C ve C++ halen devam ediyor</text:p>
              </text:list-item>
              <text:list-item>
                <text:p>Eski dilleri yeniye adapte edebilir miyiz sorus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_5f_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 text:style-name="P5"><text:a xlink:href="https://qbnetworks.xyz/" xlink:type="simple">QB Networks</text:a></text:p>
          </draw:text-box>
        </draw:frame>
        <draw:frame presentation:style-name="pr7" draw:text-style-name="P7" draw:layer="layout" svg:width="22.5cm" svg:height="9.134cm" svg:x="4.805cm" svg:y="3.8cm" presentation:class="outline" presentation:user-transformed="true">
          <draw:text-box>
            <text:list text:style-name="L2">
              <text:list-item>
                <text:p text:style-name="P6">By Mert Gör</text:p>
              </text:list-item>
              <text:list-item>
                <text:p text:style-name="P6"><text:a xlink:href="https://creativecommons.org/licenses/by-sa/4.0/" xlink:type="simple">CC BY-SA 4.0 or later</text:a></text:p>
              </text:list-item>
              <text:list-item>
                <text:p text:style-name="P6"><text:a xlink:href="mailto:mertgor@qbnetworks.xyz" xlink:type="simple">mertgor@qbnetworks.xyz</text:a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-background" style:display-name="DNA_-background" style:family="presentation">
      <style:graphic-properties draw:stroke="none" draw:fill="none"/>
      <style:text-properties style:letter-kerning="true"/>
    </style:style>
    <style:style style:name="DNA_5f_-backgroundobjects" style:display-name="DNA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_5f_-notes" style:display-name="DN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-outline1" style:display-name="DNA_-outline1" style:family="presentation">
      <style:graphic-properties draw:stroke="none" draw:fill="none" draw:fill-color="#3399ff" draw:auto-grow-height="false" draw:fit-to-size="false" style:shrink-to-fit="true">
        <text:list-style style:name="DNA_5f_-outline1" style:display-name="DNA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-outline2" style:display-name="DNA_-outline2" style:family="presentation" style:parent-style-name="DNA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-outline3" style:display-name="DNA_-outline3" style:family="presentation" style:parent-style-name="DNA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-outline4" style:display-name="DNA_-outline4" style:family="presentation" style:parent-style-name="DNA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-outline5" style:display-name="DNA_-outline5" style:family="presentation" style:parent-style-name="DNA_5f_-outline4">
      <style:paragraph-properties fo:margin-left="0cm" fo:margin-right="0cm" fo:margin-top="0cm" fo:margin-bottom="0.074cm" fo:text-indent="0cm"/>
    </style:style>
    <style:style style:name="DNA_5f_-outline6" style:display-name="DNA_-outline6" style:family="presentation" style:parent-style-name="DNA_5f_-outline5"/>
    <style:style style:name="DNA_5f_-outline7" style:display-name="DNA_-outline7" style:family="presentation" style:parent-style-name="DNA_5f_-outline6"/>
    <style:style style:name="DNA_5f_-outline8" style:display-name="DNA_-outline8" style:family="presentation" style:parent-style-name="DNA_5f_-outline7"/>
    <style:style style:name="DNA_5f_-outline9" style:display-name="DNA_-outline9" style:family="presentation" style:parent-style-name="DNA_5f_-outline8"/>
    <style:style style:name="DNA_5f_-subtitle" style:display-name="DNA_-subtitle" style:family="presentation">
      <style:graphic-properties draw:stroke="none" draw:fill="none" draw:textarea-vertical-align="middle">
        <text:list-style style:name="DNA_5f_-subtitle" style:display-name="DN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-title" style:display-name="DNA_-title" style:family="presentation">
      <style:graphic-properties draw:stroke="none" draw:fill="none" draw:textarea-vertical-align="middle" draw:fit-to-size="false" style:shrink-to-fit="true">
        <text:list-style style:name="DNA_5f_-title" style:display-name="DN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gr15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16" style:family="graphic" style:parent-style-name="Accent_20_3">
      <style:graphic-properties draw:textarea-vertical-align="middle" draw:auto-grow-height="false" fo:min-height="0.104cm" fo:min-width="0cm" loext:decorative="false"/>
    </style:style>
    <style:style style:name="Mgr17" style:family="graphic" style:parent-style-name="Accent_20_1">
      <style:graphic-properties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NA_5f_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5" style:family="presentation" style:parent-style-name="DNA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NA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style:paragraph-properties fo:text-align="end" style:writing-mode="lr-tb"/>
      <style:text-properties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" style:display-name="DNA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-title" draw:layer="backgroundobjects" svg:width="22.5cm" svg:height="2.6cm" svg:x="4.5cm" svg:y="0.6cm" presentation:class="title" presentation:placeholder="true">
        <draw:text-box/>
      </draw:frame>
      <draw:frame presentation:style-name="DNA_5f_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7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18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18"><text:span text:style-name="MT1"><text:page-number>&lt;number&gt;</text:page-number></text:span></text:p>
        </draw:text-box>
      </draw:frame>
      <draw:connector draw:style-name="Mgr15" draw:text-style-name="MP19" draw:layer="backgroundobjects" draw:type="lines" svg:x1="1.5cm" svg:y1="0.851cm" svg:x2="3.5cm" svg:y2="0.851cm" draw:start-shape="id55" draw:start-glue-point="10" draw:end-shape="id56" draw:end-glue-point="6" svg:d="M1500 851h276 1449 275" svg:viewBox="0 0 2001 1">
        <text:p/>
      </draw:connector>
      <draw:connector draw:style-name="Mgr15" draw:text-style-name="MP19" draw:layer="backgroundobjects" draw:type="lines" svg:x1="2cm" svg:y1="1.351cm" svg:x2="3cm" svg:y2="1.351cm" draw:start-shape="id57" draw:start-glue-point="10" draw:end-shape="id58" draw:end-glue-point="6" svg:d="M2000 1351h276 449 275" svg:viewBox="0 0 1001 1">
        <text:p/>
      </draw:connector>
      <draw:connector draw:style-name="Mgr15" draw:text-style-name="MP19" draw:layer="backgroundobjects" draw:type="lines" svg:x1="2.4cm" svg:y1="1.951cm" svg:x2="2.6cm" svg:y2="1.951cm" draw:start-shape="id59" draw:start-glue-point="10" draw:end-shape="id60" draw:end-glue-point="6" svg:d="M2400 1951h276-351 275" svg:viewBox="0 0 352 1">
        <text:p/>
      </draw:connector>
      <draw:connector draw:style-name="Mgr15" draw:text-style-name="MP19" draw:layer="backgroundobjects" draw:type="lines" svg:x1="2cm" svg:y1="0.351cm" svg:x2="3cm" svg:y2="0.351cm" draw:start-shape="id61" draw:start-glue-point="10" draw:end-shape="id62" draw:end-glue-point="6" svg:d="M2000 351h276 449 275" svg:viewBox="0 0 1001 1">
        <text:p/>
      </draw:connector>
      <draw:connector draw:style-name="Mgr15" draw:text-style-name="MP19" draw:layer="backgroundobjects" draw:type="lines" svg:x1="2.4cm" svg:y1="2.651cm" svg:x2="2.6cm" svg:y2="2.651cm" draw:start-shape="id63" draw:start-glue-point="10" draw:end-shape="id64" draw:end-glue-point="6" svg:d="M2400 2651h276-351 275" svg:viewBox="0 0 352 1">
        <text:p/>
      </draw:connector>
      <draw:connector draw:style-name="Mgr15" draw:text-style-name="MP19" draw:layer="backgroundobjects" draw:type="lines" svg:x1="3.5cm" svg:y1="3.751cm" svg:x2="1.5cm" svg:y2="3.751cm" draw:start-shape="id65" draw:start-glue-point="10" draw:end-shape="id66" draw:end-glue-point="6" svg:d="M3500 3751h-276-1449-275" svg:viewBox="0 0 2001 1">
        <text:p/>
      </draw:connector>
      <draw:connector draw:style-name="Mgr15" draw:text-style-name="MP19" draw:layer="backgroundobjects" draw:type="lines" svg:x1="3cm" svg:y1="3.251cm" svg:x2="2cm" svg:y2="3.251cm" draw:start-shape="id67" draw:start-glue-point="10" draw:end-shape="id68" draw:end-glue-point="6" svg:d="M3000 3251h-276-449-275" svg:viewBox="0 0 1001 1">
        <text:p/>
      </draw:connector>
      <draw:connector draw:style-name="Mgr15" draw:text-style-name="MP19" draw:layer="backgroundobjects" draw:type="lines" svg:x1="3cm" svg:y1="4.251cm" svg:x2="2cm" svg:y2="4.251cm" draw:start-shape="id69" draw:start-glue-point="10" draw:end-shape="id70" draw:end-glue-point="6" svg:d="M3000 4251h-276-449-275" svg:viewBox="0 0 1001 1">
        <text:p/>
      </draw:connector>
      <draw:connector draw:style-name="Mgr15" draw:text-style-name="MP19" draw:layer="backgroundobjects" draw:type="lines" svg:x1="2.6cm" svg:y1="4.851cm" svg:x2="2.4cm" svg:y2="4.851cm" draw:start-shape="id71" draw:start-glue-point="10" draw:end-shape="id72" draw:end-glue-point="6" svg:d="M2600 4851h-276 351-275" svg:viewBox="0 0 352 1">
        <text:p/>
      </draw:connector>
      <draw:connector draw:style-name="Mgr15" draw:text-style-name="MP19" draw:layer="backgroundobjects" draw:type="lines" svg:x1="2.6cm" svg:y1="5.551cm" svg:x2="2.4cm" svg:y2="5.551cm" draw:start-shape="id73" draw:start-glue-point="10" draw:end-shape="id74" draw:end-glue-point="6" svg:d="M2600 5551h-276 351-275" svg:viewBox="0 0 352 1">
        <text:p/>
      </draw:connector>
      <draw:connector draw:style-name="Mgr15" draw:text-style-name="MP19" draw:layer="backgroundobjects" draw:type="lines" svg:x1="1.5cm" svg:y1="6.651cm" svg:x2="3.5cm" svg:y2="6.651cm" draw:start-shape="id75" draw:start-glue-point="10" draw:end-shape="id76" draw:end-glue-point="6" svg:d="M1500 6651h276 1449 275" svg:viewBox="0 0 2001 1">
        <text:p/>
      </draw:connector>
      <draw:connector draw:style-name="Mgr15" draw:text-style-name="MP19" draw:layer="backgroundobjects" draw:type="lines" svg:x1="2cm" svg:y1="6.151cm" svg:x2="3cm" svg:y2="6.151cm" draw:start-shape="id77" draw:start-glue-point="10" draw:end-shape="id78" draw:end-glue-point="6" svg:d="M2000 6151h276 449 275" svg:viewBox="0 0 1001 1">
        <text:p/>
      </draw:connector>
      <draw:connector draw:style-name="Mgr15" draw:text-style-name="MP19" draw:layer="backgroundobjects" draw:type="lines" svg:x1="2cm" svg:y1="7.177cm" svg:x2="3cm" svg:y2="7.177cm" draw:start-shape="id79" draw:start-glue-point="10" draw:end-shape="id80" draw:end-glue-point="6" svg:d="M2000 7177h276 449 275" svg:viewBox="0 0 1001 1">
        <text:p/>
      </draw:connector>
      <draw:connector draw:style-name="Mgr15" draw:text-style-name="MP19" draw:layer="backgroundobjects" draw:type="lines" svg:x1="2.4cm" svg:y1="7.777cm" svg:x2="2.6cm" svg:y2="7.777cm" draw:start-shape="id81" draw:start-glue-point="10" draw:end-shape="id82" draw:end-glue-point="6" svg:d="M2400 7777h276-351 275" svg:viewBox="0 0 352 1">
        <text:p/>
      </draw:connector>
      <draw:connector draw:style-name="Mgr15" draw:text-style-name="MP19" draw:layer="backgroundobjects" draw:type="lines" svg:x1="2.4cm" svg:y1="8.477cm" svg:x2="2.6cm" svg:y2="8.477cm" draw:start-shape="id83" draw:start-glue-point="10" draw:end-shape="id84" draw:end-glue-point="6" svg:d="M2400 8477h276-351 275" svg:viewBox="0 0 352 1">
        <text:p/>
      </draw:connector>
      <draw:connector draw:style-name="Mgr15" draw:text-style-name="MP19" draw:layer="backgroundobjects" draw:type="lines" svg:x1="3.5cm" svg:y1="9.577cm" svg:x2="1.5cm" svg:y2="9.577cm" draw:start-shape="id85" draw:start-glue-point="10" draw:end-shape="id86" draw:end-glue-point="6" svg:d="M3500 9577h-276-1449-275" svg:viewBox="0 0 2001 1">
        <text:p/>
      </draw:connector>
      <draw:connector draw:style-name="Mgr15" draw:text-style-name="MP19" draw:layer="backgroundobjects" draw:type="lines" svg:x1="3.052cm" svg:y1="9.077cm" svg:x2="2.052cm" svg:y2="9.077cm" draw:start-shape="id87" draw:start-glue-point="10" draw:end-shape="id88" draw:end-glue-point="6" svg:d="M3052 9077h-276-449-275" svg:viewBox="0 0 1001 1">
        <text:p/>
      </draw:connector>
      <draw:connector draw:style-name="Mgr15" draw:text-style-name="MP19" draw:layer="backgroundobjects" draw:type="lines" svg:x1="3.026cm" svg:y1="10.102cm" svg:x2="2.026cm" svg:y2="10.102cm" draw:start-shape="id89" draw:start-glue-point="10" draw:end-shape="id90" draw:end-glue-point="6" svg:d="M3026 10102h-276-449-275" svg:viewBox="0 0 1001 1">
        <text:p/>
      </draw:connector>
      <draw:connector draw:style-name="Mgr15" draw:text-style-name="MP19" draw:layer="backgroundobjects" draw:type="lines" svg:x1="2.626cm" svg:y1="10.702cm" svg:x2="2.426cm" svg:y2="10.702cm" draw:start-shape="id91" draw:start-glue-point="10" draw:end-shape="id92" draw:end-glue-point="6" svg:d="M2626 10702h-276 351-275" svg:viewBox="0 0 352 1">
        <text:p/>
      </draw:connector>
      <draw:connector draw:style-name="Mgr15" draw:text-style-name="MP19" draw:layer="backgroundobjects" draw:type="lines" svg:x1="2.626cm" svg:y1="11.402cm" svg:x2="2.426cm" svg:y2="11.402cm" draw:start-shape="id93" draw:start-glue-point="10" draw:end-shape="id94" draw:end-glue-point="6" svg:d="M2626 11402h-276 351-275" svg:viewBox="0 0 352 1">
        <text:p/>
      </draw:connector>
      <draw:connector draw:style-name="Mgr15" draw:text-style-name="MP19" draw:layer="backgroundobjects" draw:type="lines" svg:x1="1.526cm" svg:y1="12.502cm" svg:x2="3.526cm" svg:y2="12.502cm" draw:start-shape="id95" draw:start-glue-point="10" draw:end-shape="id96" draw:end-glue-point="6" svg:d="M1526 12502h276 1448 276" svg:viewBox="0 0 2001 1">
        <text:p/>
      </draw:connector>
      <draw:connector draw:style-name="Mgr15" draw:text-style-name="MP19" draw:layer="backgroundobjects" draw:type="lines" svg:x1="2.026cm" svg:y1="12.002cm" svg:x2="3.026cm" svg:y2="12.002cm" draw:start-shape="id97" draw:start-glue-point="10" draw:end-shape="id98" draw:end-glue-point="6" svg:d="M2026 12002h276 449 275" svg:viewBox="0 0 1001 1">
        <text:p/>
      </draw:connector>
      <draw:connector draw:style-name="Mgr15" draw:text-style-name="MP19" draw:layer="backgroundobjects" draw:type="lines" svg:x1="2.026cm" svg:y1="13.002cm" svg:x2="3.026cm" svg:y2="13.002cm" draw:start-shape="id99" draw:start-glue-point="10" draw:end-shape="id100" draw:end-glue-point="6" svg:d="M2026 13002h276 449 275" svg:viewBox="0 0 1001 1">
        <text:p/>
      </draw:connector>
      <draw:connector draw:style-name="Mgr15" draw:text-style-name="MP19" draw:layer="backgroundobjects" draw:type="lines" svg:x1="2.426cm" svg:y1="13.602cm" svg:x2="2.626cm" svg:y2="13.602cm" draw:start-shape="id101" draw:start-glue-point="10" draw:end-shape="id102" draw:end-glue-point="6" svg:d="M2426 13602h276-351 275" svg:viewBox="0 0 352 1">
        <text:p/>
      </draw:connector>
      <draw:connector draw:style-name="Mgr15" draw:text-style-name="MP19" draw:layer="backgroundobjects" draw:type="lines" svg:x1="2.426cm" svg:y1="14.302cm" svg:x2="2.626cm" svg:y2="14.302cm" draw:start-shape="id103" draw:start-glue-point="10" draw:end-shape="id104" draw:end-glue-point="6" svg:d="M2426 14302h276-351 275" svg:viewBox="0 0 352 1">
        <text:p/>
      </draw:connector>
      <draw:connector draw:style-name="Mgr15" draw:text-style-name="MP19" draw:layer="backgroundobjects" draw:type="lines" svg:x1="3.526cm" svg:y1="15.402cm" svg:x2="1.526cm" svg:y2="15.402cm" draw:start-shape="id105" draw:start-glue-point="10" draw:end-shape="id106" draw:end-glue-point="6" svg:d="M3526 15402h-276-1449-275" svg:viewBox="0 0 2001 1">
        <text:p/>
      </draw:connector>
      <draw:connector draw:style-name="Mgr15" draw:text-style-name="MP19" draw:layer="backgroundobjects" draw:type="lines" svg:x1="3.026cm" svg:y1="14.902cm" svg:x2="2.026cm" svg:y2="14.902cm" draw:start-shape="id107" draw:start-glue-point="10" draw:end-shape="id108" draw:end-glue-point="6" svg:d="M3026 14902h-276-449-275" svg:viewBox="0 0 1001 1">
        <text:p/>
      </draw:connector>
      <draw:custom-shape draw:style-name="Mgr16" draw:text-style-name="MP19" xml:id="id56" draw:id="id56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58" draw:id="id58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2" draw:id="id62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0" draw:id="id60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4" draw:id="id64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5" draw:id="id65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7" draw:id="id67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9" draw:id="id69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1" draw:id="id71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3" draw:id="id73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6" draw:id="id76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8" draw:id="id78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0" draw:id="id80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2" draw:id="id82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4" draw:id="id84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5" draw:id="id85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7" draw:id="id87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9" draw:id="id89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1" draw:id="id91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3" draw:id="id93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6" draw:id="id96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8" draw:id="id98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0" draw:id="id100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2" draw:id="id102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104" draw:id="id104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6" draw:id="id106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8" draw:id="id108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55" draw:id="id55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57" draw:id="id57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1" draw:id="id61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59" draw:id="id59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3" draw:id="id63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6" draw:id="id66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8" draw:id="id68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0" draw:id="id70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2" draw:id="id72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4" draw:id="id74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5" draw:id="id75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7" draw:id="id77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9" draw:id="id79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1" draw:id="id81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3" draw:id="id83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6" draw:id="id86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8" draw:id="id88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0" draw:id="id90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2" draw:id="id92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4" draw:id="id94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5" draw:id="id95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7" draw:id="id97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9" draw:id="id99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101" draw:id="id101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3" draw:id="id103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105" draw:id="id105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107" draw:id="id107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_5f_-title" draw:layer="backgroundobjects" svg:width="17cm" svg:height="9.56cm" svg:x="2cm" svg:y="2.5cm" presentation:class="page"/>
        <draw:frame presentation:style-name="DNA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7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18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7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1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21:58:57.840781253</meta:creation-date>
    <dc:description>This work is licensed under a Creative Commons 0 License.
It makes use of the works of Alexander Wilms.</dc:description>
    <meta:generator>LibreOffice/25.2.3.2$Linux_X86_64 LibreOffice_project/520$Build-2</meta:generator>
    <dc:title>DNA</dc:title>
    <meta:editing-duration>PT5M29S</meta:editing-duration>
    <meta:editing-cycles>15</meta:editing-cycles>
    <dc:date>2025-10-05T22:04:31.490694785</dc:date>
    <meta:document-statistic meta:object-count="215"/>
  </office:meta>
</office:document-meta>
</file>